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text-align="center" style:justify-single-word="false" fo:orphans="2" fo:widows="2" fo:text-indent="0cm" style:auto-text-indent="false"/>
      <style:text-properties fo:font-size="14pt" fo:font-weight="bold" style:font-size-asian="14pt" style:font-weight-asian="bold" style:font-size-complex="14pt" style:font-weight-complex="bold"/>
    </style:style>
    <style:style style:name="T1" style:family="text">
      <style:text-properties fo:font-variant="normal" fo:text-transform="none" fo:color="#202124" style:font-name="Roboto" fo:font-size="12pt" fo:letter-spacing="normal" fo:font-style="normal"/>
    </style:style>
    <style:style style:name="T2" style:family="text">
      <style:text-properties fo:font-variant="normal" fo:text-transform="none" fo:color="#202124" style:font-name="Roboto" fo:font-size="12pt" fo:letter-spacing="normal" fo:font-style="normal" fo:font-weight="normal"/>
    </style:style>
    <style:style style:name="T3" style:family="text">
      <style:text-properties fo:font-variant="normal" fo:text-transform="none" fo:color="#202124" style:font-name="Roboto"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Train Ride Demo</text:span></text:p>
      <text:p text:style-name="P1"><text:span text:style-name="T2"/></text:p>
      <text:p text:style-name="P1"><text:span text:style-name="T2"/></text:p>
      <text:p text:style-name="P1"><text:span text:style-name="T2">The train will have n number of carriages , n speed, it will read a time table and stop at its stations identified by id train and station respectively. The route will be in the dB with distance between stations recorded. The train will stop and open the doors follow a stop routine that will vary on route type.</text:span><text:line-break/></text:p>
      <text:p text:style-name="P1">EFD</text:p>
      <text:p text:style-name="P1"><text:line-break/><text:span text:style-name="T2">Stop</text:span><text:line-break/><text:span text:style-name="T2">id </text:span><text:line-break/><text:span text:style-name="T2">name</text:span><text:line-break/><text:line-break/><text:span text:style-name="T2">Stop proximity</text:span><text:line-break/><text:span text:style-name="T2">Id</text:span><text:line-break/><text:span text:style-name="T2">StopA</text:span><text:line-break/><text:span text:style-name="T2">StopB</text:span><text:line-break/><text:line-break/><text:span text:style-name="T2">Route</text:span><text:line-break/><text:span text:style-name="T2">Id </text:span><text:line-break/><text:span text:style-name="T2">Name</text:span><text:line-break/><text:line-break/><text:span text:style-name="T2">Stop matrix</text:span><text:line-break/><text:span text:style-name="T2">id</text:span><text:line-break/><text:span text:style-name="T2">Routeid</text:span><text:line-break/><text:span text:style-name="T2">Stopid</text:span><text:line-break/><text:span text:style-name="T2">PositionIndex</text:span><text:line-break/><text:line-break/><text:span text:style-name="T2">Vehicle</text:span><text:line-break/><text:span text:style-name="T2">Id</text:span><text:line-break/><text:span text:style-name="T2">Name</text:span><text:line-break/><text:span text:style-name="T2">Vehicle Type</text:span><text:line-break/><text:span text:style-name="T2">Caotnumber</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5S</meta:editing-duration>
    <meta:editing-cycles>3</meta:editing-cycles>
    <meta:generator>OpenOffice/4.1.3$Win32 OpenOffice.org_project/413m1$Build-9783</meta:generator>
    <dc:date>2018-11-01T07:35:46.03</dc:date>
    <meta:document-statistic meta:table-count="0" meta:image-count="0" meta:object-count="0" meta:page-count="1" meta:paragraph-count="4" meta:word-count="86" meta:character-count="479"/>
    <dc:creator>Jon Bulmer</dc:creator>
    <meta:user-defined meta:name="Info 1"/>
    <meta:user-defined meta:name="Info 2"/>
    <meta:user-defined meta:name="Info 3"/>
    <meta:user-defined meta:name="Info 4"/>
  </office:meta>
</office:document-meta>
</file>